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24-02-20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23-01-30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22-01-25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21-01-26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20-02-0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9-02-06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8-02-07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7-02-01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6-01-27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5-01-22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4-01-28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3-01-2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2-01-2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1-02-17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10-01-27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8-02-05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8-01-2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6-01-18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8-02-2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7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5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90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7-01-21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80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6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1001060525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